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Map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ionMap.build( final Configuration configura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LocationMap.getDefaul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.getDefaul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.LocationMap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.createComponent( String src ,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tionMapServiceManager.LocationMapServiceManager( ServiceManag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.getDefaul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ServiceManager.get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.locate( String hint , Map o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